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fo:text-align="justify" style:justify-single-word="false" fo:text-indent="0.499cm" style:auto-text-indent="false"/>
    </style:style>
    <style:style style:name="P11"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fo:font-style="italic" style:font-style-asian="italic" style:font-style-complex="italic"/>
    </style:style>
    <style:style style:name="P15"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16" style:family="paragraph" style:parent-style-name="Text_20_body">
      <style:paragraph-properties fo:margin-left="0cm" fo:margin-right="0cm" fo:margin-top="0cm" fo:margin-bottom="0.212cm" fo:text-align="justify" style:justify-single-word="false" fo:text-indent="0.499cm" style:auto-text-indent="false"/>
      <style:text-properties fo:color="#ff6600"/>
    </style:style>
    <style:style style:name="P17" style:family="paragraph" style:parent-style-name="Text_20_body">
      <style:paragraph-properties fo:margin-left="0cm" fo:margin-right="0cm" fo:margin-top="0cm" fo:margin-bottom="0.212cm" fo:text-align="justify" style:justify-single-word="false" fo:text-indent="0.499cm" style:auto-text-indent="false"/>
      <style:text-properties fo:color="#ff6600" fo:language="ru" fo:country="RU"/>
    </style:style>
    <style:style style:name="P18"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19" style:family="paragraph" style:parent-style-name="Text_20_body">
      <style:text-properties fo:language="ru" fo:country="RU"/>
    </style:style>
    <style:style style:name="P20" style:family="paragraph" style:parent-style-name="Text_20_body">
      <style:paragraph-properties fo:text-align="justify" style:justify-single-word="false"/>
      <style:text-properties fo:language="ru" fo:country="RU"/>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top="0cm" fo:margin-bottom="0.212cm" fo:text-align="justify" style:justify-single-word="false"/>
      <style:text-properties fo:language="ru" fo:country="RU"/>
    </style:style>
    <style:style style:name="P23" style:family="paragraph" style:parent-style-name="Text_20_body">
      <style:paragraph-properties fo:margin-top="0cm" fo:margin-bottom="0.212cm" fo:text-align="justify" style:justify-single-word="false"/>
      <style:text-properties fo:language="en" fo:country="US"/>
    </style:style>
    <style:style style:name="P24" style:family="paragraph" style:parent-style-name="Text_20_body">
      <style:paragraph-properties fo:margin-top="0cm" fo:margin-bottom="0.212cm" fo:text-align="justify" style:justify-single-word="false"/>
      <style:text-properties style:use-window-font-color="true" fo:language="ru" fo:country="RU"/>
    </style:style>
    <style:style style:name="P25"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26" style:family="paragraph" style:parent-style-name="Text_20_body">
      <style:paragraph-properties fo:margin-top="0cm" fo:margin-bottom="0.212cm" fo:text-align="justify" style:justify-single-word="false"/>
      <style:text-properties fo:color="#800000" fo:language="ru" fo:country="RU"/>
    </style:style>
    <style:style style:name="P27"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28" style:family="paragraph" style:parent-style-name="First_20_line_20_indent">
      <style:text-properties fo:language="ru" fo:country="RU"/>
    </style:style>
    <style:style style:name="P29" style:family="paragraph" style:parent-style-name="First_20_line_20_indent">
      <style:text-properties fo:font-size="15pt" fo:language="ru" fo:country="RU" style:font-size-asian="15pt" style:font-size-complex="15pt"/>
    </style:style>
    <style:style style:name="P30" style:family="paragraph" style:parent-style-name="First_20_line_20_indent">
      <style:paragraph-properties fo:margin-left="0cm" fo:margin-right="0cm" fo:text-indent="0cm" style:auto-text-indent="false"/>
      <style:text-properties fo:language="ru" fo:country="RU"/>
    </style:style>
    <style:style style:name="P31" style:family="paragraph" style:parent-style-name="Text_20_body">
      <style:paragraph-properties fo:margin-left="0cm" fo:margin-right="0cm" fo:margin-top="0cm" fo:margin-bottom="0.212cm" fo:text-align="justify" style:justify-single-word="false" fo:text-indent="0cm" style:auto-text-indent="false"/>
    </style:style>
    <style:style style:name="P32"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33"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3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35"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36"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37"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38" style:family="paragraph" style:parent-style-name="Text_20_body">
      <style:paragraph-properties fo:margin-left="0cm" fo:margin-right="0cm" fo:text-align="justify" style:justify-single-word="false" fo:text-indent="0cm" style:auto-text-indent="false"/>
    </style:style>
    <style:style style:name="P39"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cm" style:auto-text-indent="false"/>
      <style:text-properties fo:language="en" fo:country="US"/>
    </style:style>
    <style:style style:name="P41" style:family="paragraph" style:parent-style-name="Text_20_body">
      <style:paragraph-properties fo:margin-left="0cm" fo:margin-right="0cm" fo:text-align="center" style:justify-single-word="false" fo:text-indent="0cm" style:auto-text-indent="false"/>
    </style:style>
    <style:style style:name="P42" style:family="paragraph" style:parent-style-name="Text_20_body" style:list-style-name="L1">
      <style:paragraph-properties fo:text-align="justify" style:justify-single-word="false"/>
    </style:style>
    <style:style style:name="P43" style:family="paragraph" style:parent-style-name="Text_20_body" style:list-style-name="L1">
      <style:paragraph-properties fo:text-align="justify" style:justify-single-word="false"/>
      <style:text-properties fo:language="ru" fo:country="RU"/>
    </style:style>
    <style:style style:name="P44" style:family="paragraph" style:parent-style-name="Text_20_body" style:list-style-name="L2">
      <style:paragraph-properties fo:text-align="justify" style:justify-single-word="false"/>
      <style:text-properties fo:language="ru" fo:country="RU"/>
    </style:style>
    <style:style style:name="P45" style:family="paragraph" style:parent-style-name="Text_20_body" style:list-style-name="L9">
      <style:paragraph-properties fo:text-align="justify" style:justify-single-word="false"/>
      <style:text-properties fo:language="ru" fo:country="RU"/>
    </style:style>
    <style:style style:name="P46" style:family="paragraph" style:parent-style-name="Text_20_body" style:list-style-name="L10">
      <style:paragraph-properties fo:text-align="justify" style:justify-single-word="false"/>
      <style:text-properties fo:language="ru" fo:country="RU"/>
    </style:style>
    <style:style style:name="P47" style:family="paragraph" style:parent-style-name="Text_20_body" style:list-style-name="L11">
      <style:paragraph-properties fo:text-align="justify" style:justify-single-word="false"/>
      <style:text-properties fo:language="ru" fo:country="RU"/>
    </style:style>
    <style:style style:name="P48" style:family="paragraph" style:parent-style-name="Text_20_body" style:list-style-name="L3">
      <style:text-properties fo:language="ru" fo:country="RU"/>
    </style:style>
    <style:style style:name="P49" style:family="paragraph" style:parent-style-name="Text_20_body" style:list-style-name="L7">
      <style:text-properties fo:language="ru" fo:country="RU"/>
    </style:style>
    <style:style style:name="P50" style:family="paragraph" style:parent-style-name="Text_20_body" style:list-style-name="L8">
      <style:text-properties fo:language="ru" fo:country="RU"/>
    </style:style>
    <style:style style:name="P51" style:family="paragraph" style:parent-style-name="Text_20_body" style:list-style-name="L4">
      <style:paragraph-properties fo:margin-left="0cm" fo:margin-right="0cm" fo:margin-top="0cm" fo:margin-bottom="0.212cm" fo:text-align="justify" style:justify-single-word="false" fo:text-indent="0.499cm" style:auto-text-indent="false"/>
    </style:style>
    <style:style style:name="P52"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53"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54"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55" style:family="paragraph" style:parent-style-name="Text_20_body" style:list-style-name="L12">
      <style:paragraph-properties fo:margin-left="0cm" fo:margin-right="0cm" fo:margin-top="0cm" fo:margin-bottom="0.212cm" fo:text-align="justify" style:justify-single-word="false" fo:text-indent="0.499cm" style:auto-text-indent="false"/>
      <style:text-properties fo:language="ru" fo:country="RU"/>
    </style:style>
    <style:style style:name="P56"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fo:font-style="italic" style:font-style-asian="italic" style:font-style-complex="italic"/>
    </style:style>
    <style:style style:name="P57" style:family="paragraph" style:parent-style-name="Text_20_body" style:list-style-name="L13">
      <style:paragraph-properties fo:margin-top="0cm" fo:margin-bottom="0.212cm" fo:text-align="justify" style:justify-single-word="false"/>
      <style:text-properties fo:language="ru" fo:country="RU"/>
    </style:style>
    <style:style style:name="P58" style:family="paragraph" style:parent-style-name="Text_20_body" style:list-style-name="L14">
      <style:paragraph-properties fo:margin-top="0cm" fo:margin-bottom="0.212cm" fo:text-align="justify" style:justify-single-word="false"/>
      <style:text-properties fo:language="ru" fo:country="RU"/>
    </style:style>
    <style:style style:name="P59" style:family="paragraph" style:parent-style-name="Text_20_body" style:list-style-name="L15">
      <style:paragraph-properties fo:margin-top="0cm" fo:margin-bottom="0.212cm" fo:text-align="justify" style:justify-single-word="false"/>
      <style:text-properties fo:language="ru" fo:country="RU"/>
    </style:style>
    <style:style style:name="P60" style:family="paragraph" style:parent-style-name="Text_20_body" style:list-style-name="L16">
      <style:paragraph-properties fo:margin-top="0cm" fo:margin-bottom="0.212cm" fo:text-align="justify" style:justify-single-word="false"/>
      <style:text-properties fo:language="ru" fo:country="RU"/>
    </style:style>
    <style:style style:name="P61" style:family="paragraph" style:parent-style-name="Text_20_body" style:list-style-name="L17">
      <style:paragraph-properties fo:margin-top="0cm" fo:margin-bottom="0.212cm" fo:text-align="justify" style:justify-single-word="false"/>
      <style:text-properties fo:language="ru" fo:country="RU"/>
    </style:style>
    <style:style style:name="P62" style:family="paragraph" style:parent-style-name="Heading_20_1">
      <style:paragraph-properties fo:margin-left="0cm" fo:margin-right="0cm" fo:text-align="center" style:justify-single-word="false" fo:text-indent="0.499cm" style:auto-text-indent="false"/>
    </style:style>
    <style:style style:name="P63" style:family="paragraph" style:parent-style-name="Heading_20_2">
      <style:text-properties fo:language="ru" fo:country="RU"/>
    </style:style>
    <style:style style:name="P64" style:family="paragraph" style:parent-style-name="Heading_20_2">
      <style:paragraph-properties fo:margin-left="0cm" fo:margin-right="0cm" fo:text-indent="0.499cm" style:auto-text-indent="false"/>
    </style:style>
    <style:style style:name="P65" style:family="paragraph" style:parent-style-name="First_20_line_20_indent" style:list-style-name="L17">
      <style:text-properties fo:language="ru" fo:country="RU"/>
    </style:style>
    <style:style style:name="P66" style:family="paragraph" style:parent-style-name="First_20_line_20_indent" style:list-style-name="L18">
      <style:text-properties fo:language="ru" fo:country="RU"/>
    </style:style>
    <style:style style:name="P67" style:family="paragraph" style:parent-style-name="First_20_line_20_indent" style:list-style-name="L18">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fo:language="ru" fo:country="RU"/>
    </style:style>
    <style:style style:name="T9" style:family="text">
      <style:text-properties fo:color="#ff6600"/>
    </style:style>
    <style:style style:name="T10" style:family="text">
      <style:text-properties fo:color="#ff6600" fo:language="ru" fo:country="RU"/>
    </style:style>
    <style:style style:name="T11" style:family="text">
      <style:text-properties fo:color="#ff6600" fo:language="ru" fo:country="RU"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use-window-font-color="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2122855507268038840" text:style-name="L1">
        <text:list-item>
          <text:p text:style-name="P42">добавить детектив <text:span text:style-name="T1">(реализовано)</text:span>+ магические уроки/трактаты Старсвирла</text:p>
        </text:list-item>
        <text:list-item>
          <text:p text:style-name="P43">Терра несколько раз пытается убить Макса (один раз — в аквапарке). Несколько раз Макса спасает Селестия (даёт приказы Нексусу)</text:p>
        </text:list-item>
        <text:list-item>
          <text:p text:style-name="P43">Книги:</text:p>
        </text:list-item>
      </text:list>
      <text:list xml:id="list3746608406824964064" text:style-name="L2">
        <text:list-item>
          <text:p text:style-name="P44">«Высшие заклинания в повседневном использовании: от песчинки до дворца»</text:p>
        </text:list-item>
        <text:list-item>
          <text:p text:style-name="P44">«Малоизвестные аспекты магии трансформаций»</text:p>
        </text:list-item>
        <text:list-item>
          <text:p text:style-name="P4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4">Дасти Вейфарер «Зебрианская культура, быт и фольклор»</text:p>
        </text:list-item>
        <text:list-item>
          <text:p text:style-name="P44">«Краткая история Эквестрии»</text:p>
        </text:list-item>
        <text:list-item>
          <text:p text:style-name="P44">«Шедевры архитектуры Эквестрии» с разделом о Кантерлотском Королевском Дворце</text:p>
        </text:list-item>
        <text:list-item>
          <text:p text:style-name="P44">«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9088430062860462584" text:style-name="L3">
        <text:list-item>
          <text:p text:style-name="P48">Эквестрия существует несколько тысячелетий</text:p>
        </text:list-item>
        <text:list-item>
          <text:p text:style-name="P48"><text:soft-page-break/>Селестия — переменчивая пони. В одно време не строгая, а в другое может быть такой, что страшно становится</text:p>
        </text:list-item>
        <text:list-item>
          <text:p text:style-name="P48">Около 820-ти лет назад будущий маг Лайтнинг Стар поступил на обучение к наставнику Тииспоту</text:p>
        </text:list-item>
        <text:list-item>
          <text:p text:style-name="P4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8">У Селестии грива и хвост развеваются и переливаются от магического шампуня</text:p>
        </text:list-item>
        <text:list-item>
          <text:p text:style-name="P48">Дискорд намного старше принцесс, его магия сильнее ихней на голову</text:p>
        </text:list-item>
        <text:list-item>
          <text:p text:style-name="P48">Луна младше Селестии на 3 года. Сёстрам около 5000 лет</text:p>
        </text:list-item>
        <text:list-item>
          <text:p text:style-name="P48">Принцессы начали войну с Дискордом в возрасте, когда им было около 700 лет — и продолжалась война почти сто лет</text:p>
        </text:list-item>
        <text:list-item>
          <text:p text:style-name="P48">Самый главный враг сестёр и Дискорда — скука</text:p>
        </text:list-item>
        <text:list-item>
          <text:p text:style-name="P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8">Селестия в первые полторы тысячи лет путешествовала — и заварила несколько войн (две — с Эквестрией, в одной была против Луны)</text:p>
        </text:list-item>
        <text:list-item>
          <text:p text:style-name="P48">Кроме Дискорда, старше сестёр ещё старейшина драконов</text:p>
        </text:list-item>
        <text:list-item>
          <text:p text:style-name="P48">Кэйденс не прожила и 60-ти лет</text:p>
        </text:list-item>
        <text:list-item>
          <text:p text:style-name="P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8">Народ тихо фигел от нововведений и с ещё большим ожесточением продолжал делать по-своему</text:p>
        </text:list-item>
        <text:list-item>
          <text:p text:style-name="P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8">Когда пони женятся, они обмениваются ножными браслетами</text:p>
        </text:list-item>
        <text:list-item>
          <text:p text:style-name="P48">Светилами, кроме сестёр, могут управлять единороги (группы), Дискорд, Твайлайт и Старсвирл</text:p>
        </text:list-item>
        <text:list-item>
          <text:p text:style-name="P48">Королева Кризалис — правительница Зелёной Долины</text:p>
        </text:list-item>
        <text:list-item>
          <text:p text:style-name="P48">Мать Луны и Селестии — аликорн Лорен. Мать Дискорда — Алиса (пони-человек)</text:p>
        </text:list-item>
        <text:list-item>
          <text:p text:style-name="P48">Сомбра куда более могущественный маг, чем Старсвирл</text:p>
        </text:list-item>
      </text:list>
      <text:p text:style-name="P1"/>
      <text:h text:style-name="P63" text:outline-level="2"><text:soft-page-break/></text:h>
      <text:p text:style-name="P21"/>
      <text:p text:style-name="P21">Сюжет (детально)</text:p>
      <text:p text:style-name="P21">Терра</text:p>
      <text:p text:style-name="P21">Замок принцесс</text:p>
      <text:p text:style-name="P21">Кантерлот</text:p>
      <text:p text:style-name="P21">Рассказ Селестии (“1001 ночь”)</text:p>
      <text:p text:style-name="P21">ЛСД-чаепитие</text:p>
      <text:p text:style-name="P21">Рейд пони-рэйнджеров</text:p>
      <text:p text:style-name="P21">Рейд пони-рэйнджеров-2 (продолжение рейда пони-рэйнджеров)</text:p>
      <text:p text:style-name="P21">Продолжение ЛСД-чаепития</text:p>
      <text:p text:style-name="P21">В библиотеке замка Селестии</text:p>
      <text:p text:style-name="P21">Понивилль</text:p>
      <text:p text:style-name="P21">Знакомство с Элементами Гармонии</text:p>
      <text:p text:style-name="P21">Первый сеанс двойного сна. Рэрити</text:p>
      <text:p text:style-name="P21">День с Пинки</text:p>
      <text:p text:style-name="P21">День с Рэйнбоу Дэш</text:p>
      <text:p text:style-name="P21">Сон Рэрити</text:p>
      <text:p text:style-name="P21">Первый сон РД. Рекурсия</text:p>
      <text:p text:style-name="P21">Второй сон РД. Праздник опавших листьев</text:p>
      <text:p text:style-name="P21">Третий сон РД. Fallout</text:p>
      <text:p text:style-name="P21">Четвёртый сон РД. Объединяющий</text:p>
      <text:p text:style-name="P21">Исчезновение Селестии</text:p>
      <text:p text:style-name="P21">Поиск решения</text:p>
      <text:p text:style-name="P21">Поход к замку Принцес-2</text:p>
      <text:p text:style-name="P21">Терра</text:p>
      <text:p text:style-name="P21">Прибытие</text:p>
      <text:p text:style-name="P21">Поиски</text:p>
      <text:p text:style-name="P21">Безнадёжность</text:p>
      <text:p text:style-name="P21">След</text:p>
      <text:p text:style-name="P21">Земля</text:p>
      <text:p text:style-name="P21"/>
      <text:h text:style-name="Heading_20_2" text:outline-level="2">Действующие лица</text:h>
      <text:h text:style-name="Heading_20_3" text:outline-level="3">Макс</text:h>
      <text:p text:style-name="P21">Java тим-лидер. Со-разработчик Нексуса. Одинокий мужчина сорока семи лет. Единственный друг <text:soft-page-break/>(Влад) кончил жизнь самоубийством, прыгнув с крыши дома за полгода до описываемых событий.</text:p>
      <text:h text:style-name="Heading_20_3" text:outline-level="3">Влад</text:h>
      <text:p text:style-name="P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21">Искусственный интеллект. Создан Владом и Максом. Разработан для управления корпорациями.</text:p>
      <text:h text:style-name="Heading_20_3" text:outline-level="3">Селестия</text:h>
      <text:p text:style-name="P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8">Земнопони. Сверхвесёлая и сверхактивная кобылка, обладающая даром внезапного предсказания и <text:soft-page-break/>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8">Единорог. Холост, молод, мечтателен. Живёт в Кантерлоте. В свободное время рисует облака.</text:p>
      <text:h text:style-name="Heading_20_3" text:outline-level="3">Алекс</text:h>
      <text:p text:style-name="P38">Менеджер проектов, над одним из которых (Нексус) работает Макс.</text:p>
      <text:h text:style-name="Heading_20_3" text:outline-level="3">Ростик</text:h>
      <text:p text:style-name="P38">Лидер команды тестировщиков</text:p>
      <text:h text:style-name="Heading_20_3" text:outline-level="3">Стас</text:h>
      <text:p text:style-name="P38">Программист-новичок в команде Макса.</text:p>
      <text:h text:style-name="Heading_20_3" text:outline-level="3">Рома</text:h>
      <text:p text:style-name="P38">Программист в команде UI-программистов</text:p>
      <text:h text:style-name="Heading_20_3" text:outline-level="3">Анджела</text:h>
      <text:p text:style-name="P38">Сисадмин. Флиртует с Максом.</text:p>
      <text:p text:style-name="P38"/>
      <text:h text:style-name="Heading_20_2" text:outline-level="2">Положения</text:h>
      <text:p text:style-name="P38">Без Магии в Эквестрии - технологии средних веков. Магия помогает работать паровым машинам, элетродвигателям, ДВС.</text:p>
      <text:h text:style-name="Heading_20_2" text:outline-level="2"><text:soft-page-break/>Сноски</text:h>
      <text:p text:style-name="P38">Трактат Старсвирла Бородатого “Основы магического искусства”</text:p>
      <text:h text:style-name="Heading_20_2" text:outline-level="2">Сюжет (кратко)</text:h>
      <text:p text:style-name="P38">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8">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8">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8">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8">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text:soft-page-break/>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text:soft-page-break/>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2">&lt;</text:span><text:span text:style-name="T8">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9">Сделать диалог более «машинным»</text:span><text:span text:style-name="T2">&gt;</text:span></text:p>
      <text:p text:style-name="P5"><text:span text:style-name="T2">&gt;\</text:span>Привет, Нексус. Это Макс.</text:p>
      <text:p text:style-name="P5"><text:span text:style-name="T2">&lt;\</text:span>Привет Макс. </text:p>
      <text:p text:style-name="P5"><text:span text:style-name="T2">&gt;\</text:span>Как самочувствие?</text:p>
      <text:p text:style-name="P5"><text:span text:style-name="T2">&lt;\</text:span>Чувствую себя хорошо.</text:p>
      <text:p text:style-name="P5"><text:span text:style-name="T2">&gt;\</text:span>Выдай диагностику в сжатом формате.</text:p>
      <text:p text:style-name="P5"/>
      <text:p text:style-name="P1"><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2">&gt;\</text:span>Как тебя зовут?</text:p>
      <text:p text:style-name="P5"><text:span text:style-name="T2">&lt;\</text:span>Нексус.</text:p>
      <text:p text:style-name="P5"><text:span text:style-name="T2">&gt;\</text:span>Сколько тебе лет?</text:p>
      <text:p text:style-name="P5"><text:span text:style-name="T2">&lt;\</text:span>Два года с начала запуска кластера.</text:p>
      <text:p text:style-name="P5"><text:span text:style-name="T2">&gt;\</text:span>Какой сейчас год?</text:p>
      <text:p text:style-name="P5"><text:span text:style-name="T2">&gt;\</text:span>2025-й.</text:p>
      <text:p text:style-name="P5"><text:span text:style-name="T2">&gt;\</text:span>Как называется наш проект?</text:p>
      <text:p text:style-name="P5"><text:span text:style-name="T2">&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2">&gt;\</text:span>Нексус, отключи память событий за последнюю неделю.</text:p>
      <text:p text:style-name="P5"><text:span text:style-name="T2">&lt;\</text:span>Выполнено.</text:p>
      <text:p text:style-name="P5"><text:span text:style-name="T2">&gt;\</text:span>Задача по корпоративной логике. Выдай наиболее оптимальное решение. </text:p>
      <text:p text:style-name="P5"><text:span text:style-name="T2">&gt;\</text:span>Постановка задачи.</text:p>
      <text:p text:style-name="P5"><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2">&gt;\</text:span>Ограничения.</text:p>
      <text:p text:style-name="P5"><text:span text:style-name="T2">&gt;\</text:span>Ты не можешь подать в суд на компанию Б и ждать результатов, так как за время разбирательства компания А обанкротится.</text:p>
      <text:p text:style-name="P5"><text:span text:style-name="T2">&gt;\</text:span>Задание.</text:p>
      <text:p text:style-name="P5"><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6">Задача принята...</text:span></text:p>
      <text:p text:style-name="P5"><text:span text:style-name="T2">&lt;\</text:span>...</text:p>
      <text:p text:style-name="P5"><text:span text:style-name="T2">&lt;\</text:span>...</text:p>
      <text:p text:style-name="P5"><text:span text:style-name="T2">&lt;\</text:span>Решение:</text:p>
      <text:p text:style-name="P5"><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39"><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
      <text:p text:style-name="P38">Хм, не понял? Что за хрень?</text:p>
      <text:p text:style-name="P38"/>
      <text:p text:style-name="P39"><text:span text:style-name="T2">&gt;</text:span>\Нексус, почему ты используешь жёсткие настройки?</text:p>
      <text:p text:style-name="P39"><text:span text:style-name="T2">&lt;\</text:span>Настройки правильные.</text:p>
      <text:p text:style-name="P39"/>
      <text:p text:style-name="P38">Хм. Кто-то из релиз-команды лажанулся. Ладно, проехали.</text:p>
      <text:p text:style-name="P38">А что у нас с аналитикой?</text:p>
      <text:p text:style-name="P40"/>
      <text:p text:style-name="P39"><text:span text:style-name="T2">&gt;</text:span>\Нексус, почему ты отвечаешь на вопросы?<text:span text:style-name="T2">&lt;</text:span><text:span text:style-name="T11">придумать что-то поумнее</text:span><text:span text:style-name="T2">&gt;</text:span></text:p>
      <text:p text:style-name="P39"/>
      <text:p text:style-name="P38">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8">Ага, уже теплее.</text:p>
      <text:p text:style-name="P38"/>
      <text:p text:style-name="P39"><text:span text:style-name="T2">&gt;</text:span>\Нексус, выдай диагностику модулей в сжатом формате</text:p>
      <text:p text:style-name="P38"/>
      <text:p text:style-name="P38">Йо! </text:p>
      <text:p text:style-name="P38">Видеокамеры молча наблюдают за поднятым вверх кулаком.</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8"><text:span text:style-name="T2">– </text:span>Окей. Спасибо, Макс. <text:span text:style-name="T1">Выручил.</text:span></text:p>
      <text:p text:style-name="P38"><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38"><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8"><text:span text:style-name="T1">– </text:span>Ааа, понятно. Ну ладно, у меня всё. <text:span text:style-name="T1">Отбой</text:span>!</text:p>
      <text:p text:style-name="P38"><text:span text:style-name="T1">– Отбой</text:span>.</text:p>
      <text:p text:style-name="P38">При выходе из аквариума забрал из шкафчика личные вещи, уходя попрощался с охранником.</text:p>
      <text:p text:style-name="P38">Всё, свободен. Хотя <text:s/>суббота уже испорчена.</text:p>
      <text:p text:style-name="P41">***</text:p>
      <text:p text:style-name="P38">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8">Дома настойчиво мяукала Няшка, требуя ужина. <text:span text:style-name="T2">&lt;</text:span><text:span text:style-name="T10">Она потом выскочит во двор и спасётся от голодной смерти во время трёхмесячного пребывания Макса в Эквестрии</text:span><text:span text:style-name="T2">&gt;</text:span></text:p>
      <text:p text:style-name="P38">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8">Надоело, всё надоело. За-дол-ба-ло!</text:p>
      <text:p text:style-name="P38">Какое-то сосущее чувство. Хочется куда-то бежать, догнать что-то важное, <text:s/>ускользающее из сознания.</text:p>
      <text:p text:style-name="P38">Ах, да. Сбегать вниз, в аптеку, купить средство от бессонницы. Вчера последняя пачка закончилась.</text:p>
      <text:p text:style-name="P38">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text:soft-page-break/>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text:soft-page-break/>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text:soft-page-break/>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text:soft-page-break/>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text:soft-page-break/></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text:soft-page-break/>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8">Селестия уже разучилась создавать союз с особенными пони. Хотя с Максом она смогла быть </text:span><text:soft-page-break/><text:span text:style-name="T8">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text:soft-page-break/>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text:soft-page-break/>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text:soft-page-break/>&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text:soft-page-break/>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text:soft-page-break/>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text:soft-page-break/>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text:soft-page-break/>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text:soft-page-break/>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text:soft-page-break/>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text:soft-page-break/>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text:soft-page-break/>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text:soft-page-break/>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text:soft-page-break/>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text:soft-page-break/>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text:soft-page-break/>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text:soft-page-break/>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text:soft-page-break/>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text:soft-page-break/>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text:soft-page-break/>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text:soft-page-break/>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text:soft-page-break/>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text:soft-page-break/>“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text:soft-page-break/>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text:soft-page-break/>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text:soft-page-break/>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text:soft-page-break/>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text:soft-page-break/>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text:soft-page-break/>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text:soft-page-break/>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text:soft-page-break/>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text:soft-page-break/>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text:soft-page-break/>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text:soft-page-break/>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oft-page-break/><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text:soft-page-break/>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text:soft-page-break/>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64"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781836711701733114" text:style-name="L4">
        <text:list-item>
          <text:p text:style-name="P51">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9045374186446248553" text:style-name="L5">
        <text:list-item>
          <text:p text:style-name="P52">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2">Ну хорошо. Убедила. В конце-концов, можем поступить так. Вы с Флатти вернётесь обратно а я продолжу поиски здесь.</text:p>
        </text:list-item>
        <text:list-item>
          <text:p text:style-name="P52">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2">Вы можете связываться со мной раз в месяц по коридору.</text:p>
        </text:list-item>
        <text:list-item>
          <text:p text:style-name="P52">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2">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1078234895886541481" text:style-name="L6">
        <text:list-item>
          <text:p text:style-name="P53">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3">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3">Конечно оставаться. Кто ещё, кроме нас, может найти её?</text:p>
        </text:list-item>
        <text:list-item>
          <text:p text:style-name="P53">Я думал, ты не сможешь оставить Энджела и всех остальных надолго.</text:p>
        </text:list-item>
        <text:list-item>
          <text:p text:style-name="P53">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4">Извини, Флаттершай, забылся.</text:p>
        </text:list-item>
        <text:list-item>
          <text:p text:style-name="P54">Та ладно, я ж не против, – возразила Эпплджек. – Не парься, Флатти. Было б хуже, если б он <text:s/>назвал меня Эпплджек на людях.</text:p>
        </text:list-item>
        <text:list-item>
          <text:p text:style-name="P54">Ты так... – запнулась Флаттершай. – Так быстро забыла свою ферму. И...</text:p>
        </text:list-item>
        <text:list-item>
          <text:p text:style-name="P54"><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4">Как ты можешь так говорить? – расплакалась Флаттершай.</text:p>
        </text:list-item>
        <text:list-item>
          <text:p text:style-name="P54">Эй, девушки, не ссорьтесь! Мы — одна команда! И надеюсь, останемся ею и в дальнейшем. </text:p>
          <text:p text:style-name="P5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4">А если нет? – Эпплджек смотрела мне мне прямо в глаза.</text:p>
          <text:p text:style-name="P54">Я молча пожал плечами. Эпплджек уверенно продолжила.</text:p>
        </text:list-item>
        <text:list-item>
          <text:p text:style-name="P54">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4">Спасибо, ЭйДжей.</text:p>
        </text:list-item>
        <text:list-item>
          <text:p text:style-name="P54">Я об Эквестрии беспокоюсь. – ворчливо отозвалась Эпплджек. – Надо разобраться с этой ерундой наконец-то. И я чертовски намерена это сделать.</text:p>
          <text:p text:style-name="P54">Флаттершай пробормотала нечто, показавшееся мне знакомым.</text:p>
        </text:list-item>
        <text:list-item>
          <text:p text:style-name="P54">Флатти, ты что-то сказала? Я не расслышал.</text:p>
        </text:list-item>
        <text:list-item>
          <text:p text:style-name="P54">Намерение Изменяет Реальность.</text:p>
        </text:list-item>
        <text:list-item>
          <text:p text:style-name="P54">Эээ. А где ты слышала эту фразу, если не секрет?</text:p>
        </text:list-item>
        <text:list-item>
          <text:p text:style-name="P54">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4">У меня как будто вспыхнула лампочка в мозгу. Кирпичики быстро выстраивались в целостную картину. Я ринулся в прихожую.</text:p>
        </text:list-item>
        <text:list-item>
          <text:p text:style-name="P54">Флатти, ЭйДжей, буду через час. Ждите!</text:p>
        </text:list-item>
      </text:list>
      <text:p text:style-name="P10"/>
      <text:h text:style-name="P63"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2">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text:soft-page-break/>–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63" text:outline-level="2">Дискорд</text:h>
      <text:p text:style-name="Text_20_body"/>
      <text:p text:style-name="P19">Девушки поспешно собирались, пока я растолковывал им задачу.</text:p>
      <text:list xml:id="list2285027986884079774" text:style-name="L7">
        <text:list-item>
          <text:p text:style-name="P49">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49">Это тот твой приятель, который разбился с полгода назад? – спросила Эпплджек.</text:p>
        </text:list-item>
      </text:list>
      <text:list xml:id="list8239054727844862105" text:style-name="L8">
        <text:list-item>
          <text:p text:style-name="P50">Да, это он.</text:p>
        </text:list-item>
        <text:list-item>
          <text:p text:style-name="P50">А как мы попадём в его квартиру? Там сейчас кто-то живёт? – Флаттершай прыгала на одной ноге, натягивая кед.</text:p>
        </text:list-item>
        <text:list-item>
          <text:p text:style-name="P50">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0">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2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20">Я поднёс брелок пропуска к домофону, но дверь подъезда не открылась. Замигала красная лампочка и <text:soft-page-break/>зажужжал зуммер.</text:p>
      <text:p text:style-name="P20">Я выругался.</text:p>
      <text:list xml:id="list2390001614315771307" text:style-name="L9">
        <text:list-item>
          <text:p text:style-name="P45">Макс, что случилось? У нас проблемы?</text:p>
        </text:list-item>
        <text:list-item>
          <text:p text:style-name="P45">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6598895458437296303" text:style-name="L10">
        <text:list-item>
          <text:p text:style-name="P46">Так что, будем ломать дверь? – Эпплджек критически осмотрелась, подмечая бабулек на лавочке и зевак во внутреннем скверике.</text:p>
        </text:list-item>
      </text:list>
      <text:list xml:id="list7171055729293657881" text:style-name="L11">
        <text:list-item>
          <text:p text:style-name="P47">Нет нужды. Лучше станьте-ка сзади меня так, чтобы заслонить от этих бабулек и от вооон той камеры наблюдения.</text:p>
        </text:list-item>
      </text:list>
      <text:list xml:id="list3821667372161249090" text:style-name="L12">
        <text:list-header>
          <text:p text:style-name="P5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6592527640748763918" text:style-name="L13">
        <text:list-item>
          <text:p text:style-name="P57">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6753073628449117578" text:style-name="L14">
        <text:list-item>
          <text:p text:style-name="P58">Макс, тут окно разбито! И верёвка какая-то висит. – крикнула Флаттершай из кухни.</text:p>
        </text:list-item>
        <text:list-item>
          <text:p text:style-name="P58">Оставь, Флатти, не сейчас! – отмахнулся я.</text:p>
        </text:list-item>
      </text:list>
      <text:p text:style-name="P27">Лампочка питания на ноутбуке горела, <text:s/>но подключенный монитор оставался тёмным. Я постучал по пробелу, но безрезультатно.</text:p>
      <text:list xml:id="list3772613176629316216" text:style-name="L15">
        <text:list-item>
          <text:p text:style-name="P5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59">Монитор выключен. – <text:s/>раздалось из угла. Кресло с высокой спинкой повернулось, открыв нашим взорам Дискорда. </text:p>
        </text:list-item>
      </text:list>
      <text:p text:style-name="P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22">Он приподнял панамку, дурашливо здороваясь.</text:p>
      <text:list xml:id="list470843652516011255" text:style-name="L16">
        <text:list-item>
          <text:p text:style-name="P60">Оп-па! – пробормотала Эпплджек. – Нежданчик!</text:p>
        </text:list-item>
      </text:list>
      <text:list xml:id="list1384972968224618277" text:style-name="L17">
        <text:list-item>
          <text:p text:style-name="P61">Ты, я вижу, времени не терял, – моя рука под прикрытием стола медленно тянулась к тяжёлой фарфоровой кружке, стоящей на краю.</text:p>
        </text:list-item>
        <text:list-item>
          <text:p text:style-name="P65">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65">А почему ты вообще решил искать нас тут? – спросила Эпплджек. – Приехал бы домой. Мы б тебя чаем напоили.</text:p>
        </text:list-item>
        <text:list-item>
          <text:p text:style-name="P65">Видишь ли, дорогая Эй-Джей, я с самого начала знал, где находится наша уважаемая принцесса, а времени в обрез, так что...</text:p>
        </text:list-item>
      </text:list>
      <text:p text:style-name="P30">В проёме дверей появилась Флаттершай.</text:p>
      <text:list xml:id="list4305646796932148367" text:style-name="L18">
        <text:list-item>
          <text:p text:style-name="P66">С кем это вы тут разговариваете?</text:p>
          <text:p text:style-name="P67">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0">Оглушённый Дискорд попытался было отъехать на кресле в сторону, но я припёр его стулом к стенке.</text:p>
      <text:p text:style-name="P28">– Жанна, Флатти, хватайте ноут и на выход! Я с ним разберусь! Не теряйте вре...!</text:p>
      <text:p text:style-name="P28">– ТЫ ИДИО...!!!</text:p>
      <text:p text:style-name="P28">Дискорд <text:s/>зорал одновременно со мной, прикрываясь от меня руками, когда раздался оглушительный</text:p>
      <text:p text:style-name="P28">...</text:p>
      <text:p text:style-name="P29">БАХ!!!</text:p>
      <text:p text:style-name="P28">…</text:p>
      <text:p text:style-name="P28">Эпплджек с <text:s/>нервным всхлипом опустила толстенный том «Энтерпрайз-паттернов» , издание девятое, дополненное.</text:p>
      <text:p text:style-name="P22">На лице Дискорда появилось удивлённо-мечтательное выражение и он вырубился.</text:p>
      <text:p text:style-name="P22"/>
      <text:h text:style-name="Heading_20_2" text:outline-level="2">Селестия</text:h>
      <text:p text:style-name="P22"/>
      <text:p text:style-name="P22">Включенный монитор показал схематическое изображение Селестиии, </text:p>
      <text:p text:style-name="P23">&gt;\<text:span text:style-name="T1">Привет, Селестия. Это Макс. Как себя чувствуешь?</text:span></text:p>
      <text:p text:style-name="P23">&lt;\<text:span text:style-name="T1">Макс? МАКС??? МА-А-А-АКС!!! НАКОНЕЦ-ТО! КАК Я РАДА ТЕБЯ СЛЫШАТЬ! </text:span></text:p>
      <text:p text:style-name="P22"/>
      <text:p text:style-name="P23">&gt;\<text:span text:style-name="T1">Я рад, что нашёл тебя, Тия.</text:span></text:p>
      <text:p text:style-name="P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3"><text:soft-page-break/>&gt;\<text:span text:style-name="T1">Тия, я сейчас подключу микрофон и колонки, и мы сможем общаться более удобно.</text:span></text:p>
      <text:p text:style-name="P22">…</text:p>
      <text:p text:style-name="P22">– Привет опять. Как ты меня слышишь?</text:p>
      <text:p text:style-name="P2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3">– <text:span text:style-name="T1">Могу себе представить. Как-то раз я провёл три часа камере сенсорной депривации. Мне не понравилось.</text:span></text:p>
      <text:p text:style-name="P22">– Эммм... Ваше Высочество, вы в порядке? Мы так рады, что наконец-то нашли Вас! – вклинилась в разговор Эпплджек.</text:p>
      <text:p text:style-name="P22">– Кто тут? Макс, кто ещё с тобой?</text:p>
      <text:p text:style-name="P23"><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3">– <text:span text:style-name="T1">Девочки? Я рада вас слышать. А Твайлайт нет рядом?</text:span></text:p>
      <text:p text:style-name="P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2">При этих словах Дискорд замычал и задёргался. Эпплджек нахмурилась и проверила верёвки, привязывающие его к спинке стула.</text:p>
      <text:p text:style-name="P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2">– Ноутбук — так называется место, где я нахожусь сейчас? А кто это мычит?</text:p>
      <text:p text:style-name="P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2">– О, духи предков, но зачем??? Почему у него кляп во рту?</text:p>
      <text:p text:style-name="P22">– Мы связали его. Он нас предал. И тебя. И Эквестрию. Всех.</text:p>
      <text:p text:style-name="P22">При этих словах Эпплджек и Флаттершай непонимающе уставились на меня, а Дискорд протестующе замычал.</text:p>
      <text:p text:style-name="P22">Я начал рассказывать о своих догадках, и непонимающее выражение на лицах девушек сменилось удивлением.</text:p>
      <text:p text:style-name="P22">–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22">– А зачем тогда ты приложила его книгой? – непонимающе уставился я на неё.</text:p>
      <text:p text:style-name="P22">– Потому что ты напал на него. Я и подумала — тебе виднее. И помогла.</text:p>
      <text:p text:style-name="P22">Флаттершай отрицающе мотнула головой.</text:p>
      <text:p text:style-name="P22">– Не может Дискорд быть предателем. Он мой друг.</text:p>
      <text:p text:style-name="P22">Дискорд благодарственно замычал и закивал головой.</text:p>
      <text:p text:style-name="P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2">Дискорд завёл глаза на лоб и обречённо завыл.</text:p>
      <text:p text:style-name="P22">– Макс, постой. Дай мне поговорить с ним. – сказала Селестия. – Не могу поверить, что Дискорд на <text:soft-page-break/>такое пошёл.</text:p>
      <text:p text:style-name="P22">– Ну хорошо. Поговори. Послушаем, что он скажет.</text:p>
      <text:p text:style-name="P22">Я красноречиво покачал кулак перед его носом и вытащил кляп.</text:p>
      <text:p text:style-name="P22">...</text:p>
      <text:p text:style-name="P32">–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32">– Это я-то устраиваю цирк?!! ДА ТЫ НА СЕБЯ ПОСМОТРИ, КЛОУН!!! На людей кидаешься, чашками бросаешься, вон, мне нос разбил! Дерёшься...</text:p>
      <text:p text:style-name="P32">Я угрожающе поднёс тряпку к лицу Дискорда.</text:p>
      <text:p text:style-name="P32">– Ещё одно слово в таком тоне, и ты заткнёшься, а мы уйдём в Эквестрию без тебя!</text:p>
      <text:p text:style-name="P3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2">Дискорд демонстративно закрыл рот и посвистывая уставился в потолок.</text:p>
      <text:p text:style-name="P32">Разговор зашёл в тупик.</text:p>
      <text:p text:style-name="P34"/>
      <text:p text:style-name="P35">На мониторе высветился текст:</text:p>
      <text:p text:style-name="P3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5"/>
      <text:p text:style-name="P35">Из колонок послышался лёгкий шорох.</text:p>
      <text:p text:style-name="P32">– Дик, сейчас не время для ссор. – голос Селестии был мягким, но настойчивым. – Мы в одной лодке.</text:p>
      <text:p text:style-name="P32">– Тебе легко говорить! Тебе не разбивали нос и не оскорбляли угрозами!</text:p>
      <text:p text:style-name="P32">– Ты должен понимать, что у Макса были все основания так себя вести. Твоё поведение вызвало подозрения у него, ведь он мало тебя знает. </text:p>
      <text:p text:style-name="P32">К уговорам Селестии присоединилась Флаттершай.</text:p>
      <text:p text:style-name="P32">– Дискорд, миленький, прости его. Макс хороший. Он просто не знал, что ты тоже хороший...</text:p>
      <text:p text:style-name="P32">У Дискорда покраснели уши и он засмущался и заворчал.</text:p>
      <text:p text:style-name="P3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2">Я пропустил «дятла» мимо ушей.</text:p>
      <text:p text:style-name="P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2"/>
      <text:p text:style-name="P3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2">Потому разбрасываться такой возможностью не стоит. Если уж тебе повезло оказаться в новом мире — исследуй его сполна!..</text:p>
      <text:p text:style-name="P33">***</text:p>
      <text:p text:style-name="P37">&lt;<text:span text:style-name="T1">сюда можно вставить похождения Дискорда — вторая неопубликованная глава. Первая — секс с Селестией</text:span>&gt;</text:p>
      <text:p text:style-name="P33">***</text:p>
      <text:p text:style-name="P33"/>
      <text:p text:style-name="P35">– Развяжите мне, наконец, руки! Или хотя бы одну. Плечами жестикулировать неудобно.... </text:p>
      <text:p text:style-name="P35">Я развязал Дискорду левую руку.</text:p>
      <text:p text:style-name="P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5">Дискорд принялся разминать затёкшее запястье.</text:p>
      <text:p text:style-name="P3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5">– Какое письмо, Корди? – вскинулась до этого зачарованно слушавшая Дискорда Флаттершай.</text:p>
      <text:p text:style-name="P35">– Ну ваше же! Вы с Эпплджек написали мне о своих мытарствах тут. Вежливо так написали, спасибо...</text:p>
      <text:p text:style-name="P35">Флаттершай покрылась пунцовыми пятнами.</text:p>
      <text:p text:style-name="P35">– Я... Мы... – тут она совсем стушевалась.</text:p>
      <text:p text:style-name="P35">– Так а почему ты сказал, что никто не уйдёт в Эквестрию? – наконец перебила Дискорда скучавшая до этого Эпплджек.</text:p>
      <text:p text:style-name="P35">Дискорд уставился на неё долгим взглядом, а потом хлопнул себя по лбу.</text:p>
      <text:p text:style-name="P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text:span><text:soft-page-break/><text:span text:style-name="T4">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35">– И что? – продолжила его мысль Эпплджек.</text:p>
      <text:p text:style-name="P35">– Эквестрийские три месяца КО-РО-ЧЕ местных. – с нажимом повторил Дискорд. – По моим подсчётам, на два дня.</text:p>
      <text:p text:style-name="P35">– И?!! – до меня уже дошло, но Эпплджек продолжала тупить.</text:p>
      <text:p text:style-name="P35">– Короче, времени у нас осталось что-то около пятнадцати минут. Или около того. – заявил Дискорд, поднеся к глазам запястье с массивными часами.</text:p>
      <text:p text:style-name="P35">– СКОЛЬКО??? – воскликнули хором я и девушки.</text:p>
      <text:p text:style-name="P35">Дискорд открыл было рот, но его слова заглушил звонок в дверь.</text:p>
      <text:p text:style-name="P35">– ОТКРОЙТЕ, ПОЛИЦИЯ! Вам даётся полминуты, чтобы открыть дверь. Через тридцать секунд дверь будет выбита!</text:p>
      <text:p text:style-name="P3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5">Массаракш!</text:p>
      <text:p text:style-name="P35">– На крышу, живо!!! Через окно на кухне! – зашипел Дискорд, отчаянно дёргая узлы свободной рукой.</text:p>
      <text:p text:style-name="P35">Эпплджек, одной рукой сгребя в охапку ноутбук, второй увлекая Флаттершай, кинулась на кухню.</text:p>
      <text:p text:style-name="P35">– А толку? Куда мы с крыши денемся? – спросил я растерянно. Дискорд только раздражённо зарычал в ответ.</text:p>
      <text:p text:style-name="P32">Дверь содрогнулась от мощного удара. Послышался стук падающей штукатурки. Я сломя голову кинулся на кухню.</text:p>
      <text:p text:style-name="P32">– Развяжи меня, идиот!!! – гаркнул вдогонку Дискорд.</text:p>
      <text:p text:style-name="P3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2">– Давай на крышу! Я догоню! – рявкнул он, освобождая вторую руку.</text:p>
      <text:p text:style-name="P32">От второго удара дверная коробка крякнула и наполовину въехала в коридор. </text:p>
      <text:p text:style-name="P3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2">Верёвка в кухонном окне дёргалась от движений лезущих по ней Флатти и Эпплджек. Я словил её рукой и стал на подоконник.</text:p>
      <text:p text:style-name="P32">Чёрт!</text:p>
      <text:p text:style-name="P3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2">Но нет, триста тысяч чертей, раз девушки смогли – я тоже смогу!</text:p>
      <text:p text:style-name="P32">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3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2">Я успел сократить расстояние до Эпплджек наполовину, когда девушки нашли решение.</text:p>
      <text:p text:style-name="P3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2">Я выдохнул.</text:p>
      <text:p text:style-name="P3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2">Чёрт! Чёрт! Чёрт! Чёрт!</text:p>
      <text:p text:style-name="P32">Бля!!!...</text:p>
      <text:p text:style-name="P32">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32"/>
      <text:h text:style-name="Heading_20_2" text:outline-level="2">Назад, в Эквестрию</text:h>
      <text:p text:style-name="P32"/>
      <text:p text:style-name="P32">Долго паниковать не пришлось. </text:p>
      <text:p text:style-name="P32">Я почувствовал сильный рывок за шиворот и захват поперёк груди. </text:p>
      <text:p text:style-name="P32">– ОТПУСТИ ДЕВЧОНКУ!!! – загрохотало мне в ухо. Я открыл глаза.</text:p>
      <text:p text:style-name="P3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2"><text:soft-page-break/>Я чуть поднял глаза и уставился в чешуйчатую морду дракона.</text:p>
      <text:p text:style-name="P32">– Отпусти Эпплджек. Я её держу. – повторил Дискорд. – Мне сбалансироваться надо. Вы не такие уж и лёгкие.</text:p>
      <text:p text:style-name="P3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2">Наконец это ему удалось, и дальнейший подъём на крышу происходил в молчании.</text:p>
      <text:p text:style-name="P3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2">Флаттершай оторвала заплаканное лицо от моей ветровки.</text:p>
      <text:p text:style-name="P32">– Да-да, ты прав, Корди. Я готова.</text:p>
      <text:p text:style-name="P32">На длинной шее Дискорда разместились Эпплджек и Флаттершай. Я, для сохранения баланса, разместился позади крыльев.</text:p>
      <text:p text:style-name="P32">Дискорд расправил крылья и начал короткую пробежку к краю.</text:p>
      <text:p text:style-name="P3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2">И мы полетели навстречу закату.</text:p>
      <text:p text:style-name="P3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2">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2">– Пристегните ремни! – проревел Дискорд, резко ускоряясь. – Будет весело!!!</text:p>
      <text:p text:style-name="P3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2">– ЙУУУУУУУХХХУУУУУ!!! – заорал Дискорд, сложил крылья и врезался в шар.</text:p>
      <text:p text:style-name="P36">&lt;<text:span text:style-name="T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3"/>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2">–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text:span text:style-name="T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text:span><text:span text:style-name="T1">е</text:span><text:span text:style-name="T1"> творец</text:span><text:span text:style-name="T1">ы</text:span><text:span text:style-name="T1">. Демиург</text:span><text:span text:style-name="T1">и</text:span><text:span text:style-name="T1">, так сказать. Которы</text:span><text:span text:style-name="T1">е</text:span><text:span text:style-name="T1"> созда</text:span><text:span text:style-name="T1">ют</text:span><text:span text:style-name="T1"> </text:span><text:span text:style-name="T1">и подденрживают их существование </text:span><text:span text:style-name="T1">силой </text:span><text:span text:style-name="T1">своего </text:span><text:span text:style-name="T1">воображения. Можешь называть это магией, <text:s/>кстати, поскольку эти </text:span><text:span text:style-name="T1">магшия и воображение </text:span><text:span text:style-name="T1"><text:s/>взаимосвязаны.</text:span></text:p>
      <text:p text:style-name="P10"><text:span text:style-name="T1">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text:span><text:span text:style-name="T1">реальных </text:span><text:span text:style-name="T1">и скопированы с изменением одного-двух незначительных аспектов. Такие миры стабильны и самодостаточны. К сожалению, к Эквусу это не относится.</text:span></text:p>
      <text:p text:style-name="P10"><text:span text:style-name="T1">На голограмме появилась солнечная система Эквуса. </text:span><text:span text:style-name="T1">Почему-то в центре системы был сам Эквус. Вокруг него вращались солнце и луна.</text:span></text:p>
      <text:p text:style-name="P12">Анакорн плюхнулся обратно в кресло и схватился за голову. Потом, немного успокоившись, 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text:span><text:span text:style-name="T1">Ещё</text:span><text:span text:style-name="T1">, понимаешь, </text:span><text:span text:style-name="T1">существует </text:span><text:span text:style-name="T1">куч</text:span><text:span text:style-name="T1">а</text:span><text:span text:style-name="T1"> </text:span><text:span text:style-name="T1">противоречивых</text:span><text:span text:style-name="T1"> </text:span><text:span text:style-name="T1">версий Эквестрии</text:span><text:span text:style-name="T1">, </text:span><text:span text:style-name="T1">которые конфликтуют между собой при попытке слиться в одну</text:span><text:span text:style-name="T1">. А такому хрупкому и неустойчивому миру </text:span><text:span text:style-name="T1">подобное «</text:span><text:span text:style-name="T1">размножение</text:span><text:span text:style-name="T1">» личности</text:span><text:span text:style-name="T1"> отнюдь не на пользу. Если бы он уже устоялся и сбалансировался — </text:span><text:span text:style-name="T1">сильная версия </text:span><text:span text:style-name="T1">со временем </text:span><text:span text:style-name="T1">просто подавила бы более слабые</text:span><text:span text:style-name="T1">. А так от каждой такой «истории» Эквус сотрясается как от кашля. На астральном уровне, конечно. На материальном — </text:span><text:soft-page-break/><text:span text:style-name="T1">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8">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0"><text:span text:style-name="T1">– Самое плохое — Эквус лиш</text:span><text:span text:style-name="T1">ается</text:span><text:span text:style-name="T1"> внешней подпитки </text:span><text:span text:style-name="T1">энергией</text:span><text:span text:style-name="T1">. Это при том, что он ещё слаб и неполон. Знаешь, каким бы криво сделанным ни был мир, пока у него существуют </text:span><text:span text:style-name="T1">внешняя поддержка</text:span><text:span text:style-name="T1">, он будет существовать. Существовать и развиваться. И при достаточной поддержке, может даже выйти на самодостаточность. Но если </text:span><text:span text:style-name="T1">энергетическая </text:span><text:span text:style-name="T1">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span></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18">Ко мне наконец-то пришло понимание ситуации. И одновременно начал вырисовываться план.</text:p>
      <text:p text:style-name="P18">– А чего это ты говоришь о «внешней» подпитке в отношении Эквуса? Ты же его демиург? Ну так и питай его своей силой. Пока 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6">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6">– Сам ты раздолбай! – произнёс, наконец, Старсвирл</text:span>)</text:p>
      <text:p text:style-name="P12">… И создали вы его достаточно топорно — видишь, он трещит по швам.</text:p>
      <text:p text:style-name="P12">– Хмм. То есть, это брони создали Эквус силой своей фантазии?</text:p>
      <text:p text:style-name="P12">– Ну да. Несколько упрощённо, конечно, но, в принципе, так. И вы являетесь его коллективным создателем.</text:p>
      <text:p text:style-name="P12">Я вспомнил события последнего года <text:span text:style-name="T2">&lt;</text:span>упомянуть в эпизоде на Терре, что МЛП-сериал закрылся год назад<text:span text:style-name="T2">&gt;</text:span></text:p>
      <text:p text:style-name="P12">– Тогда понятно, почему Эквус загибается. Сериал прикрыли год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Жопа!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Анакорн замолк, горестно прикрыв лицо в ладонью. Тишина прерывалась только потрескиванием <text:soft-page-break/>модели Эквуса при появлении особо сильных помех. <text:s/>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7"><text:span text:style-name="T13">– </text:span><text:span text:style-name="T13">Верни Рэйнбоу!!!</text:span></text:p>
      <text:p text:style-name="P18">Обломки карандаша выпали из кулака Анакорна на столик.</text:p>
      <text:p text:style-name="P17"><text:span text:style-name="T13">– </text:span><text:span text:style-name="T13">Э-э-э… м-м-м… </text:span><text:span text:style-name="T13">ну-у-у...</text:span><text:span text:style-name="T13"> Нельзя сказать, что это совсем невыполнимо… Но, прямо скажу, задачка не для студента!</text:span></text:p>
      <text:p text:style-name="P17"><text:span text:style-name="T13">– </text:span><text:span text:style-name="T13">А ты студент?</text:span></text:p>
      <text:p text:style-name="P17"><text:span text:style-name="T13">– </text:span><text:span text:style-name="T13">На этот вопрос я предпочту не отвечать, если позволишь. </text:span><text:span text:style-name="T13">– </text:span><text:span text:style-name="T13">Его хмурый взгляд исподлобья давал понять, что спрашивал разрешения Анакорн у меня исключительно из вежливости.</text:span></text:p>
      <text:p text:style-name="P12"><text:span text:style-name="T13">– </text:span><text:span text:style-name="T13">Во-первых, </text:span><text:span text:style-name="T13">– </text:span><text:span text:style-name="T13">принялся загибать пальцы Анакорн, </text:span><text:span text:style-name="T13">— </text:span><text:span text:style-name="T13">прошло прилично так времени с момента её гибели. О</text:span><text:span text:style-name="T13">на может быть уже далеко. Слишком далеко, </text:span><text:span text:style-name="T13">даже </text:span><text:span text:style-name="T13">в другой вакуоли </text:span><text:span text:style-name="T13">альтернатив</text:span><text:span text:style-name="T13">. Там даже я её не найду. Конечно, эквестрийские </text:span><text:span text:style-name="T13">монады</text:span><text:span text:style-name="T13"> редко уходят от родного эгрегора, но встречаются и непоседливые. Встречаются и странники из других альтернатив, </text:span><text:span text:style-name="T13">случайно забрёвшие в эквестрийский эгрегор</text:span><text:span text:style-name="T13">. Я тебе общий случай описываю.</text:span></text:p>
      <text:p text:style-name="P1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2"><text:span text:style-name="T13">В-третьих, пусть даже имеем идеальный случай: я нашёл её и она всё ещё в тонкой форме. Но, </text:span><text:span text:style-name="T13">братан,</text:span><text:span text:style-name="T13"> и тут может быть крутой облом! Она может отказаться возвращаться в тело Рэйнбоу Дэш!</text:span></text:p>
      <text:p text:style-name="P12"><text:span text:style-name="T13">Видишь ли, жизнь </text:span><text:span text:style-name="T13">на физическом плане</text:span><text:span text:style-name="T13"> </text:span><text:span text:style-name="T13">— </text:span><text:span text:style-name="T13">всего лишь </text:span><text:span text:style-name="T13">небольшой </text:span><text:span text:style-name="T13">эпизод на пути </text:span><text:span text:style-name="T13">монады</text:span><text:span text:style-name="T13">, а её </text:span><text:span text:style-name="T13">внутренний мир</text:span><text:span text:style-name="T13"> неизмеримо богаче и шире того крохотного кусочка, который </text:span><text:span text:style-name="T13">осознаёт себя</text:span><text:span text:style-name="T13">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text:span><text:span text:style-name="T13">вернуться </text:span><text:span text:style-name="T13">от твоего имени. Но уговорщик из <text:s/>меня тот ещё </text:span><text:span text:style-name="T13">—</text:span><text:span text:style-name="T13"> Анакорн развёл руками.</text:span></text:p>
      <text:p text:style-name="P12"><text:span text:style-name="T13">– </text:span><text:span text:style-name="T13">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text:span><text:span text:style-name="T13">монаду</text:span><text:span text:style-name="T13">. Но, </text:span><text:span text:style-name="T13">–</text:span><text:span text:style-name="T13"> </text:span><text:span text:style-name="T13">Анакорн скривился, </text:span><text:span text:style-name="T13">–</text:span><text:span text:style-name="T13"> </text:span><text:span text:style-name="T13">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text:span><text:span text:style-name="T13">мне по силам</text:span><text:span text:style-name="T13"> перевести тебя на более высокий энергетический уровень. Или же…</text:span></text:p>
      <text:p text:style-name="P12"><text:span text:style-name="T13">– </text:span><text:span text:style-name="T13">Нет. Плата остаётся неизменной. </text:span><text:span text:style-name="T13">Тут мы квиты. </text:span><text:span text:style-name="T13">У меня</text:span><text:span text:style-name="T13"> тоже мало шансов помочь тебе — я не имею ни малейшего понятия, как это сделать.</text:span></text:p>
      <text:p text:style-name="P18">Ставшие почти прозрачными стены комнаты снова обрели материальность. Анакорн пожал плечами и протянул мне руку через столик.</text:p>
      <text:p text:style-name="P1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8"><text:soft-page-break/>–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8">Я задумался.</text:p>
      <text:p text:style-name="P1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8">Анакорн почесал в затылке.</text:p>
      <text:p text:style-name="P18">– А кьютимарки? Как, <text:span text:style-name="T2">чёрт</text:span> меня побери, объяснить кьютимарки?</text:p>
      <text:p text:style-name="P18">– А кьютимарки ты сам даришь пони, когда распознаёшь их жизненное предназначение.</text:p>
      <text:p text:style-name="P1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8">Я пожал плечами.</text:p>
      <text:p text:style-name="P18">– А по-другому я не могу объяснить их появление. К сожалению.</text:p>
      <text:p text:style-name="P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4">– Хорошо. Уболтал. Кьютимарки беру на себя. Так и знал, что мне самое трудное достанется!</text:p>
      <text:p text:style-name="P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4">Анакорн проследил мой взгляд.</text:p>
      <text:p text:style-name="P24">– Нечего так смотреть. Если я стану применять магию вместо ловкости, теряется весь смысл упражнения... О, глянь-ка на Эквус!</text:p>
      <text:p text:style-name="P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4">Я опять задумался. В голове было пусто. Хотя, если подумать с точки зрения программиста, можно... Наверное можно, раз все предыдущее прокатило...</text:p>
      <text:p text:style-name="P25">– 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p>
      <text:p text:style-name="P25">– Не понял? Это как? Как ты совместишь разрушенную магическими войнами Эквестрию с романтически-сексуальным раем для попаданцев — таких, как ты, между прочим?</text:p>
      <text:p text:style-name="P25"/>
      <text:p text:style-name="P25"/>
      <text:p text:style-name="P25"><text:soft-page-break/>– Ты же сам сказал, что есть куча несовместимых между собой недореальностей.</text:p>
      <text:p text:style-name="P25"/>
      <text:p text:style-name="P25"/>
      <text:p text:style-name="P25"/>
      <text:p text:style-name="P25"/>
      <text:p text:style-name="P26"/>
      <text:p text:style-name="P26">– А как быть с подпиткой?</text:p>
      <text:p text:style-name="P26">– Не знаю. Повлиять на создателей сериала я точно не смогу. Разве что могу описать всё, что ты мне рассказал, в какой-то книжке, и выложить её на суд брони. Пусть сами решают, подпитывать Эквус, или нет.</text:p>
      <text:p text:style-name="P26">– Годится!!!</text:p>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8"/>
      <text:p text:style-name="P12">– Эквусу позарез нужна помощь, понимаешь? И он надеется получить эту помощь от тебя. Видишь, он из кожи вон лезет, чтоб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 Дэш.<text:span text:style-name="T2">&lt;</text:span>Макс так говорит, как будто знает, что Дэш жива. Но на этот момент он этого ещё не знает<text:span text:style-name="T2">&gt;</text:span></text:p>
      <text:p text:style-name="P12">–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Эквуса нет в наличии женщин твоего вида — вот он и пытался удовлетворить тебя хоть так. Поверь, ему очень нужна твоя помощь.</text:p>
      <text:p text:style-name="P12"/>
      <text:p text:style-name="P12"/>
      <text:p text:style-name="P12"/>
      <text:p text:style-name="P12"/>
      <text:p text:style-name="P12"/>
      <text:p text:style-name="P12"><text:soft-page-break/>–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12"/>
      <text:p text:style-name="P12"/>
      <text:p text:style-name="P17">Решение - написать книгу в поддержку с объяснением проблем. Затворить “дверь” из Эквестрии.</text:p>
      <text:p text:style-name="P12"/>
      <text:p text:style-name="P12"/>
      <text:p text:style-name="P14">– Вот потому это будет последний фанфик. После его написания всё, что будет писаться на эту тему, будет просто прозой, описывающей реальность. Одну из множества реальностей Эквуса.</text:p>
      <text:p text:style-name="P14"/>
      <text:p text:style-name="P14"/>
      <text:p text:style-name="P14">Последние крупинки песка стекали вниз в песочных часах на столе.</text:p>
      <text:p text:style-name="P14">Я с удивлением заметил, как мои руки и ноги начали куриться еле заметными клубами голубоватого тумана. Их заметил и Анакорн.</text:p>
      <text:p text:style-name="P14">– Пора закругляться. Ты начинаешь сгорать</text:p>
      <text:p text:style-name="P12"/>
      <text:p text:style-name="P12"/>
      <text:p text:style-name="P16"/>
      <text:p text:style-name="P1"/>
      <text:p text:style-name="P10"/>
      <text:p text:style-name="P10">...</text:p>
      <text:p text:style-name="P10"/>
      <text:p text:style-name="P10"/>
      <text:p text:style-name="P11">&lt;<text:span text:style-name="T8">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text:soft-page-break/>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text:soft-page-break/>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9-02T23:18:28.43</dc:date>
    <meta:editing-duration>P27DT2H6M17S</meta:editing-duration>
    <meta:editing-cycles>300</meta:editing-cycles>
    <meta:generator>OpenOffice/4.1.1$Win32 OpenOffice.org_project/411m6$Build-9775</meta:generator>
    <meta:document-statistic meta:table-count="0" meta:image-count="0" meta:object-count="0" meta:page-count="76" meta:paragraph-count="879" meta:word-count="40615" meta:character-count="270137"/>
    <dc:creator>макс </dc:creator>
  </office:meta>
</office:document-meta>
</file>